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L3">
      <style:text-properties fo:font-size="14pt" style:font-size-asian="14pt" style:font-size-complex="14pt"/>
    </style:style>
    <style:style style:name="P4" style:family="paragraph" style:parent-style-name="Standard" style:list-style-name="L1">
      <style:text-properties fo:font-size="14pt" style:font-size-asian="14pt" style:font-size-complex="14pt"/>
    </style:style>
    <style:style style:name="P5" style:family="paragraph" style:parent-style-name="Standard" style:list-style-name="L2">
      <style:text-properties fo:font-size="14pt" style:font-size-asian="14pt" style:font-size-complex="14pt"/>
    </style:style>
    <style:style style:name="P6" style:family="paragraph" style:parent-style-name="Standard" style:list-style-name="L4">
      <style:text-properties fo:font-size="14pt" style:font-size-asian="14pt" style:font-size-complex="14pt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rtin Young</text:p>
      <text:p text:style-name="P1">2001 Brandywine Dr. </text:p>
      <text:p text:style-name="P1">Matthews, NC 28105</text:p>
      <text:p text:style-name="P1">(845)527-3553</text:p>
      <text:p text:style-name="Standard"/>
      <text:p text:style-name="P2"><text:span text:style-name="T2"/></text:p>
      <text:p text:style-name="P2"><text:span text:style-name="T2">Experience</text:span> </text:p>
      <text:p text:style-name="P2"><text:span text:style-name="T1">Gilded Otter Brewing Company</text:span><text:tab/>2/2010-10/2013<text:tab/><text:tab/><text:tab/>New Paltz, NY</text:p>
      <text:p text:style-name="P2">Line Cook #1</text:p>
      <text:list xml:id="list2717382322271266896" text:style-name="L3">
        <text:list-item>
          <text:p text:style-name="P3">High Volume production of American Bistro Cooking($20,000+/weekend)</text:p>
        </text:list-item>
        <text:list-item>
          <text:p text:style-name="P3">Gain knowledge of Pizza making and Home brewed Beer</text:p>
        </text:list-item>
        <text:list-item>
          <text:p text:style-name="P3">Trained Employees on line skills</text:p>
        </text:list-item>
      </text:list>
      <text:p text:style-name="P2"><text:span text:style-name="T1">Bacchus Restaurant</text:span> 8/2002-2/2010<text:tab/><text:tab/><text:tab/><text:tab/><text:tab/><text:tab/>New Paltz, NY </text:p>
      <text:p text:style-name="P2">Server/Bartender</text:p>
      <text:list xml:id="list1056144433226320639" text:style-name="L1">
        <text:list-item>
          <text:p text:style-name="P4">Performed duties of Waiter/Server</text:p>
        </text:list-item>
        <text:list-item>
          <text:p text:style-name="P4">Bartending/Doorman in a high volume atmosphere </text:p>
        </text:list-item>
        <text:list-item>
          <text:p text:style-name="P4">Inventory and stocking of beverages and supplies</text:p>
        </text:list-item>
        <text:list-item>
          <text:p text:style-name="P4">Gained knowledge of over 300 beers and ales</text:p>
        </text:list-item>
      </text:list>
      <text:p text:style-name="P2"><text:span text:style-name="T1">Max's Place</text:span> 5/2000-7/2002<text:tab/><text:tab/><text:tab/><text:tab/><text:tab/><text:tab/><text:tab/>Bal Harbour, FL</text:p>
      <text:p text:style-name="P2">Server/AM Manager</text:p>
      <text:list xml:id="list8242134477669041412" text:style-name="L2">
        <text:list-item>
          <text:p text:style-name="P5">Performed duties of waiter/server</text:p>
        </text:list-item>
        <text:list-item>
          <text:p text:style-name="P5">Managed morning shift dining room set-up</text:p>
        </text:list-item>
        <text:list-item>
          <text:p text:style-name="P5">In charge of training new service staff</text:p>
        </text:list-item>
      </text:list>
      <text:p text:style-name="P2"/>
      <text:p text:style-name="P7"/>
      <text:p text:style-name="P7">Education</text:p>
      <text:p text:style-name="P8">Culinary Institute of America 96'-98'</text:p>
      <text:list xml:id="list8804191071784480242" text:style-name="L4">
        <text:list-item>
          <text:p text:style-name="P6">Received an Associates degree in Culinary Arts</text:p>
        </text:list-item>
        <text:list-item>
          <text:p text:style-name="P6">Taught by many great chefs, some of whom were CMC</text:p>
        </text:list-item>
        <text:list-item>
          <text:p text:style-name="P6">Gain knowledge of cuisine in many cultures: Asian, Italian, French, Spanish, etc.</text:p>
        </text:list-item>
        <text:list-item>
          <text:p text:style-name="P6">Completed extensive coursework covering all aspects of Wines and Spirits</text:p>
        </text:list-item>
      </text:list>
      <text:p text:style-name="P7"/>
      <text:p text:style-name="P7"/>
      <text:p text:style-name="P7">References</text:p>
      <text:p text:style-name="P2">Personal(Friends): Varsington Slovak(845)541-5686<text:tab/></text:p>
      <text:p text:style-name="P2"><text:tab/><text:tab/><text:tab/>Sean Pierce (845)494-1481<text:tab/></text:p>
      <text:p text:style-name="P2"/>
      <text:p text:style-name="P2">Professional: Debra Nemerof (845)505-4293 <text:s/>Bacchus Manager</text:p>
      <text:p text:style-name="P2"><text:tab/> <text:s text:c="3"/><text:tab/> <text:s/>Lawrence Chu <text:s/>(845)430-9630 <text:s text:c="2"/>Gilded Otter Che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0:52:58.27</meta:creation-date>
    <meta:document-statistic meta:table-count="0" meta:image-count="0" meta:object-count="0" meta:page-count="1" meta:paragraph-count="32" meta:word-count="177" meta:character-count="1220"/>
    <dc:date>2013-10-08T11:23:44.32</dc:date>
    <meta:editing-duration>PT15S</meta:editing-duration>
    <meta:editing-cycles>1</meta:editing-cycles>
    <meta:generator>OpenOffice.org/3.4.1$Win32 OpenOffice.org_project/341m1$Build-9593</meta:generator>
  </office:meta>
</office:document-meta>
</file>